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2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6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5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0">
          <table:help-message table:display="true"/>
          <table:error-message table:message-type="stop" table:display="true"/>
        </table:content-validation>
        <table:content-validation table:name="val3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base-cell-address="'Liste des candidats'.H10"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7"/>
        <table:table-column table:style-name="co4" table:default-cell-style-name="ce51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52"/>
        <table:table-column table:style-name="co9" table:number-columns-repeated="2" table:default-cell-style-name="ce5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 office:value-type="string" calcext:value-type="string">
            <text:p>* Prénom</text:p>
          </table:table-cell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/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1980-08-10" calcext:value-type="date">
            <text:p>10/08/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res</text:p>
          </table:table-cell>
          <table:table-cell/>
          <table:table-cell table:style-name="ce27" table:content-validation-name="val2" office:value-type="float" office:value="99" calcext:value-type="float">
            <text:p>99</text:p>
          </table:table-cell>
          <table:table-cell table:style-name="ce27" table:content-validation-name="val2" office:value-type="string" calcext:value-type="string">
            <text:p>Angleterr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@d.it</text:p>
          </table:table-cell>
          <table:table-cell table:style-name="ce27" table:content-validation-name="val5"/>
          <table:table-cell table:style-name="ce57" table:content-validation-name="val6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2A004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ja@hotmail.fr</text:p>
          </table:table-cell>
          <table:table-cell table:style-name="ce27" table:content-validation-name="val5" office:value-type="string" calcext:value-type="string">
            <text:p>DEF456</text:p>
          </table:table-cell>
          <table:table-cell table:style-name="ce57" table:content-validation-name="val6"/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75018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son@gmail.com</text:p>
          </table:table-cell>
          <table:table-cell table:style-name="ce27" table:content-validation-name="val5" office:value-type="string" calcext:value-type="string">
            <text:p>ABC123</text:p>
          </table:table-cell>
          <table:table-cell table:style-name="ce57" table:content-validation-name="val6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-Anne</text:p>
          </table:table-cell>
          <table:table-cell office:value-type="string" calcext:value-type="string">
            <text:p>97180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/>
          <table:table-cell table:style-name="ce27" table:content-validation-name="val4"/>
          <table:table-cell table:style-name="ce27" table:content-validation-name="val5" office:value-type="string" calcext:value-type="string">
            <text:p>GHI789</text:p>
          </table:table-cell>
          <table:table-cell table:style-name="ce57" table:content-validation-name="val6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15:21:52.407308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15T15:21:57.052690484</dc:date>
    <meta:editing-cycles>57</meta:editing-cycles>
    <meta:editing-duration>PT6H5M29S</meta:editing-duration>
    <meta:document-statistic meta:table-count="1" meta:cell-count="69" meta:object-count="1"/>
  </office:meta>
</office:document-meta>
</file>